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text-properties fo:font-style="italic" fo:font-weight="bold" style:font-style-asian="italic" style:font-weight-asian="bold" style:font-style-complex="italic" style:font-weight-complex="bold"/>
    </style:style>
    <style:style style:name="P6" style:family="paragraph" style:parent-style-name="Text_20_body" style:list-style-name="L5"/>
    <style:style style:name="P7" style:family="paragraph" style:parent-style-name="Text_20_body" style:list-style-name="L5">
      <style:text-properties fo:font-weight="bold" style:font-weight-asian="bold" style:font-weight-complex="bold"/>
    </style:style>
    <style:style style:name="P8" style:family="paragraph" style:parent-style-name="Text_20_body" style:list-style-name="L14">
      <style:text-properties fo:font-weight="bold" style:font-weight-asian="bold" style:font-weight-complex="bold"/>
    </style:style>
    <style:style style:name="P9" style:family="paragraph" style:parent-style-name="Text_20_body" style:list-style-name="L5">
      <style:text-properties fo:font-weight="normal" style:font-weight-asian="normal" style:font-weight-complex="normal"/>
    </style:style>
    <style:style style:name="P10" style:family="paragraph" style:parent-style-name="Text_20_body" style:list-style-name="L6">
      <style:text-properties fo:font-weight="normal" style:font-weight-asian="normal" style:font-weight-complex="normal"/>
    </style:style>
    <style:style style:name="P11" style:family="paragraph" style:parent-style-name="Text_20_body" style:list-style-name="L14">
      <style:text-properties fo:font-weight="normal" style:font-weight-asian="normal" style:font-weight-complex="normal"/>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8">
      <style:text-properties fo:font-style="normal" style:font-style-asian="normal" style:font-style-complex="normal"/>
    </style:style>
    <style:style style:name="P18" style:family="paragraph" style:parent-style-name="Text_20_body" style:list-style-name="L11">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2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font-name="lucidatypewriter" fo:font-size="11pt" fo:font-weight="bold" style:font-name-asian="lucidatypewriter" style:font-size-asian="11pt" style:font-weight-asian="bold" style:font-name-complex="lucidatypewriter" style:font-size-complex="11pt" style:font-weight-complex="bold"/>
    </style:style>
    <style:style style:name="T7" style:family="text">
      <style:text-properties style:use-window-font-color="true" style:font-name="lucidatypewriter" fo:font-size="11pt" fo:font-weight="normal" style:font-name-asian="lucidatypewriter" style:font-size-asian="11pt" style:font-weight-asian="normal" style:font-name-complex="lucidatypewriter" style:font-size-complex="11pt" style:font-weight-complex="normal"/>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12993977221"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23"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390570596" text:style-name="L2">
        <text:list-item>
          <text:p text:style-name="P3">metadata and data fields</text:p>
          <text:list>
            <text:list-item>
              <text:p text:style-name="P3">data field is a struct with a time serie field for each sensor or variable. It is convertible to a tabular view of the data with struct2array. The reverse conversion is possible with the composition of num2cell and cell2struct.</text:p>
            </text:list-item>
            <text:list-item>
              <text:p text:style-name="P3">metadata field is a struct whith fields describing the above dataset.</text:p>
              <text:list>
                <text:list-item>
                  <text:p text:style-name="P3">The <text:span text:style-name="T1">source</text:span> field contains a list of the original files the data comes from.</text:p>
                </text:list-item>
                <text:list-item>
                  <text:p text:style-name="P3">The <text:span text:style-name="T1">sensors</text:span><text:span text:style-name="T2">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3"><text:soft-page-break/><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1689106020"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Names for glider subdirectory tree:<text:line-break/>${BASE_PATH}/${GLIDER}/${DEPLOYMENT}/{binary,ascii,log,mat,netcdf}</text:p>
          <text:p text:style-name="P4">It was in configuration section in main script and also hard coded in function downloading <text:soft-page-break/>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Default pitch value when pitch sensor is missing.</text:p>
          <text:p text:style-name="P4">Hardcoded in processGliderData.</text:p>
        </text:list-item>
        <text:list-item>
          <text:p text:style-name="P4"><text:soft-page-break/>Desynchronized data time threshold.</text:p>
          <text:p text:style-name="P4">Hardcoded in processGliderData.</text:p>
        </text:list-item>
        <text:list-item>
          <text:p text:style-name="P4">Pressure filter duration time constant.</text:p>
          <text:p text:style-name="P4">Hardcoded in function applyPressureFilter.</text:p>
          <text:p text:style-name="P4">Used:</text:p>
          <text:list>
            <text:list-item>
              <text:p text:style-name="P4">In function filtering pressure sequence from input argument set by calling function.</text:p>
            </text:list-item>
          </text:list>
        </text:list-item>
        <text:list-item>
          <text:p text:style-name="P4">Profile maximum relative depth gap and profile minimum depth range.</text:p>
          <text:p text:style-name="P4">Hard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Parameters for sensor lag parameter adjustment: first guess and bounds.</text:p>
          <text:p text:style-name="P4">Hardcoded in function adjustTimeConstant.</text:p>
          <text:p text:style-name="P4">Used:</text:p>
          <text:list>
            <text:list-item>
              <text:p text:style-name="P4">In function estimating sensor lag parameter when initializing local variables.</text:p>
            </text:list-item>
          </text:list>
        </text:list-item>
        <text:list-item>
          <text:p text:style-name="P4">Parameters for thermal lag parameter adjustment: first guess and bounds.</text:p>
          <text:p text:style-name="P4">First guess is hardcoded in function correctThermalLag, used passing no extra arguments in the call.</text:p>
          <text:p text:style-name="P4">Bounds are hardcoded in function adjustThermalLagParams.</text:p>
          <text:p text:style-name="P4">Used:</text:p>
          <text:list>
            <text:list-item>
              <text:p text:style-name="P4">In function estimating thermal lag parameter when initializing local variable.</text:p>
            </text:list-item>
          </text:list>
        </text:list-item>
        <text:list-item>
          <text:p text:style-name="P4">Variables to be gridded.</text:p>
          <text:p text:style-name="P4">Hard coded in glider data gridding function.</text:p>
          <text:p text:style-name="P4"><text:soft-page-break/>Used:</text:p>
          <text:list>
            <text:list-item>
              <text:p text:style-name="P4">In glider data gridding function.</text:p>
            </text:list-item>
          </text:list>
        </text:list-item>
        <text:list-item>
          <text:p text:style-name="P4"/>
        </text:list-item>
      </text:list>
      <text:h text:style-name="Heading_20_2" text:outline-level="2">Comments on relevant functions</text:h>
      <text:list xml:id="list1455790542" text:style-name="L4">
        <text:list-item>
          <text:p text:style-name="P5">GetDeploymentsRemotely:</text:p>
        </text:list-item>
      </text:list>
      <text:list xml:id="list1603863290" text:style-name="L5">
        <text:list-header>
          <text:p text:style-name="P6">Get active deployment list from Gapp URL and parse the JSON output to a structure containing deployment parameters and tracking data from the surface logs.</text:p>
        </text:list-header>
      </text:list>
      <text:list xml:id="list1003866615" text:continue-list="list1455790542" text:style-name="L4">
        <text:list-item>
          <text:p text:style-name="P5">ConvertSlocumBinaries:</text:p>
        </text:list-item>
      </text:list>
      <text:list xml:id="list1539268232" text:continue-list="list1603863290" text:style-name="L5">
        <text:list-header>
          <text:p text:style-name="P6">Convert binary data to m-files and dat-files using executables provided by manufacturer.</text:p>
          <text:p text:style-name="P6">To perform the conversion, the binary files are copied to a temporary file which is removed later.</text:p>
          <text:p text:style-name="P6">If there are both scientific and navigation files, the conversion is performed based on the scientific ones, trying to merge them with the appropiate navigation file.</text:p>
          <text:list>
            <text:list-item>
              <text:p text:style-name="P6">How to associate a navigation file for each segment scientific file?</text:p>
              <text:list>
                <text:list-item>
                  <text:p text:style-name="P6">Currently the most extensive is choosen.</text:p>
                </text:list-item>
              </text:list>
            </text:list-item>
            <text:list-item>
              <text:p text:style-name="P6">What happens when there are several scientific files but only one navigation file for a segment?</text:p>
              <text:list>
                <text:list-item>
                  <text:p text:style-name="P6">This is the worst case. Since the binary that converts from ascii data to m-loaders sets the names of the files based on the name of the navigation file (probably from the filename label in the output of dba_merge), all converted files have the same name, and hence only the last file produced is kept.</text:p>
                </text:list-item>
              </text:list>
            </text:list-item>
            <text:list-item>
              <text:p text:style-name="P6">What happens when there is a navigation file but no scientific file for this segment?</text:p>
              <text:list>
                <text:list-item>
                  <text:p text:style-name="P6">It is silently ignored.</text:p>
                </text:list-item>
              </text:list>
            </text:list-item>
            <text:list-item>
              <text:p text:style-name="P6">What happens when there is a scientific file but no navigation file for this segment?</text:p>
              <text:list>
                <text:list-item>
                  <text:p text:style-name="P6">It is ignored printing an error message.</text:p>
                </text:list-item>
              </text:list>
            </text:list-item>
          </text:list>
        </text:list-header>
      </text:list>
      <text:list xml:id="list1043313909" text:continue-list="list1003866615" text:style-name="L4">
        <text:list-item>
          <text:p text:style-name="P5">LoadTransectData:</text:p>
        </text:list-item>
      </text:list>
      <text:list xml:id="list82172863" text:continue-list="list1539268232" text:style-name="L5">
        <text:list-header>
          <text:p text:style-name="P6">Load data segment by segment and merge it in a single structure with a source list field, a tabular data field and sensor column fields.</text:p>
          <text:p text:style-name="P6">Input may be a list of m-loaders or a directory of m-loaders.</text:p>
        </text:list-header>
      </text:list>
      <text:list xml:id="list1666679159" text:continue-list="list1043313909" text:style-name="L4">
        <text:list-item>
          <text:p text:style-name="P5">ProcessGliderData:</text:p>
        </text:list-item>
      </text:list>
      <text:list xml:id="list1101452892" text:continue-list="list82172863" text:style-name="L5">
        <text:list-header>
          <text:p text:style-name="P6">Main processing function to generate filtered time series for each sensor.</text:p>
          <text:p text:style-name="P6">Converts a tabular oriented structure to a structure of time series. This struct has the following fields (some of them may be missing):</text:p>
        </text:list-header>
      </text:list>
      <text:section text:style-name="Sect1" text:name="Secció2">
        <text:list xml:id="list376168504" text:continue-numbering="true" text:style-name="L5">
          <text:list-item>
            <text:list>
              <text:list-item>
                <text:p text:style-name="P6"><text:span text:style-name="T1">navTime</text:span> and <text:span text:style-name="T1">sciTime</text:span></text:p>
              </text:list-item>
              <text:list-item>
                <text:p text:style-name="P6"><text:span text:style-name="T1">latitude</text:span> and <text:span text:style-name="T1">longitude</text:span></text:p>
              </text:list-item>
              <text:list-item>
                <text:p text:style-name="P7">pitch</text:p>
              </text:list-item>
              <text:list-item>
                <text:p text:style-name="P6"><text:soft-page-break/><text:span text:style-name="T1">conductivity</text:span>, <text:span text:style-name="T1">temperature</text:span> and <text:span text:style-name="T1">pressure</text:span>: ctd readings.</text:p>
              </text:list-item>
              <text:list-item>
                <text:p text:style-name="P6"><text:span text:style-name="T1">chlorophyll</text:span> and <text:span text:style-name="T1">turbidity</text:span>: <text:s/>fluorescence and turibitdy sensor readings.</text:p>
              </text:list-item>
              <text:list-item>
                <text:p text:style-name="P6"><text:span text:style-name="T1">oxygen</text:span> and <text:span text:style-name="T1">oxygen_</text:span><text:span text:style-name="T1">saturation</text:span>: oxygen sensor readings.</text:p>
              </text:list-item>
              <text:list-item>
                <text:p text:style-name="P6"><text:span text:style-name="T1">DistanceOverGround</text:span>: cumulated horizontal distance travelled.</text:p>
              </text:list-item>
              <text:list-item>
                <text:p text:style-name="P6"><text:span text:style-name="T1">salinity</text:span>, <text:span text:style-name="T1">density</text:span> and <text:span text:style-name="T1">depth</text:span>: derived from ctd data.</text:p>
              </text:list-item>
              <text:list-item>
                <text:p text:style-name="P6"><text:span text:style-name="T1">continuousDepth</text:span>: depth sequence without gaps.</text:p>
              </text:list-item>
              <text:list-item>
                <text:p text:style-name="P6"><text:span text:style-name="T1">profile_index</text:span>: index identifying a valid profile ()</text:p>
              </text:list-item>
              <text:list-item>
                <text:p text:style-name="P6"><text:span text:style-name="T1">Tcor</text:span> and <text:span text:style-name="T1">Ccor</text:span>: Sensor lag corrected temperature and conductivity sequences.</text:p>
              </text:list-item>
              <text:list-item>
                <text:p text:style-name="P9"><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9">timeseries: list of field names corresponding to a sequence of measurements.</text:p>
              </text:list-item>
              <text:list-item>
                <text:p text:style-name="P9">correctionParams: thermal lag correction parameters applied.</text:p>
              </text:list-item>
              <text:list-item>
                <text:p text:style-name="P9">waterInfo: water velocity information.</text:p>
              </text:list-item>
            </text:list>
          </text:list-item>
        </text:list>
      </text:section>
      <text:list xml:id="list1969576907" text:continue-numbering="true" text:style-name="L5">
        <text:list-header>
          <text:p text:style-name="P6">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6">Select time coordinate and valid values:</text:p>
              <text:list>
                <text:list-item>
                  <text:p text:style-name="P6">m_present_time &lt; sci_m_present_time &lt; x</text:p>
                </text:list-item>
              </text:list>
            </text:list-item>
            <text:list-item>
              <text:p text:style-name="P9">Select time-regular (no gaps) space position coordinates (latitude and longitude, and optionally depth and pitch):</text:p>
              <text:list>
                <text:list-item>
                  <text:p text:style-name="P9">m_gps_{lat,lon} &lt; m_{lat,lon}</text:p>
                </text:list-item>
                <text:list-item>
                  <text:p text:style-name="P9">m_depth</text:p>
                </text:list-item>
                <text:list-item>
                  <text:p text:style-name="P9">m_pitch</text:p>
                  <text:list>
                    <text:list-item>
                      <text:p text:style-name="P9">Interpolate them over time if needed.</text:p>
                    </text:list-item>
                  </text:list>
                </text:list-item>
              </text:list>
            </text:list-item>
            <text:list-item>
              <text:p text:style-name="P9">Discard data with no spatio-temporal reference.</text:p>
              <text:p text:style-name="P9">All records with missing time, lat or lon coordinates are discarded.</text:p>
            </text:list-item>
            <text:list-item>
              <text:p text:style-name="P6">Select navigation time <text:span text:style-name="T1">navTime</text:span> previously selected time coordinate.</text:p>
            </text:list-item>
            <text:list-item>
              <text:p text:style-name="P6">Select scientific time <text:span text:style-name="T1">sciTime</text:span> from available sensors.</text:p>
              <text:p text:style-name="P6">sci_m_present_time &lt; <text:bookmark-start text:name="__DdeLink__1352_1147801867"/>sci_ctd41cp_timestamp<text:bookmark-end text:name="__DdeLink__1352_1147801867"/> &lt; <text:span text:style-name="T1">navTime</text:span></text:p>
              <text:list>
                <text:list-item>
                  <text:p text:style-name="P6">If scientific time filling option enabled, interpolate over <text:span text:style-name="T1">navTime</text:span> on missing values.</text:p>
                </text:list-item>
              </text:list>
            </text:list-item>
            <text:list-item>
              <text:p text:style-name="P6">Select trajectory coordintes <text:span text:style-name="T1">latitude</text:span> and <text:span text:style-name="T1">longitude</text:span> as previously selected spatial coordinates.</text:p>
            </text:list-item>
            <text:list-item>
              <text:p text:style-name="P6">Find transect time boundaries if commanded waypoints are present (otherwise all deployment is a big transect).</text:p>
            </text:list-item>
            <text:list-item>
              <text:p text:style-name="P6">Select <text:span text:style-name="T1">pitch</text:span> if pitch sensor present otherwise set it to default value.</text:p>
            </text:list-item>
            <text:list-item>
              <text:p text:style-name="P6"><text:soft-page-break/>Select <text:span text:style-name="T1">conductivity</text:span>, <text:span text:style-name="T1">temperature</text:span> and <text:span text:style-name="T1">pressure</text:span> sensors (ctd).</text:p>
              <text:p text:style-name="P6">sci_water_{cond,temp,pressure} &lt; m_water_{cond,temp,pressure}</text:p>
              <text:list>
                <text:list-item>
                  <text:p text:style-name="P6">In both cases convert pressure to decibars</text:p>
                </text:list-item>
              </text:list>
            </text:list-item>
            <text:list-item>
              <text:p text:style-name="P6">Select <text:span text:style-name="T1">chlorophyll</text:span> and <text:span text:style-name="T1">turbidity</text:span> sensors.</text:p>
              <text:p text:style-name="P6">sci_flntu_{chlor,turb}_units</text:p>
            </text:list-item>
            <text:list-item>
              <text:p text:style-name="P6">Select <text:span text:style-name="T1">oxygen</text:span> and <text:span text:style-name="T1">oxygen_saturation</text:span> sensors.</text:p>
              <text:p text:style-name="P6">sci_oxy3835_{oxygen,saturation}</text:p>
            </text:list-item>
            <text:list-item>
              <text:p text:style-name="P6">Select water velocity and dead reckoning state information.</text:p>
              <text:p text:style-name="P6">m_final_water_{vx,vy} x_dr_state</text:p>
            </text:list-item>
            <text:list-item>
              <text:p text:style-name="P6">Compute <text:span text:style-name="T1">distanceOverGround</text:span><text:span text:style-name="T2"> (linear distance travelled by the glider in km) using </text:span><text:span text:style-name="T2">selected latitude and longitude coordinates and m_lldist.</text:span></text:p>
            </text:list-item>
            <text:list-item>
              <text:p text:style-name="P6"><text:span text:style-name="T2">Filter </text:span><text:span text:style-name="T1">pressure</text:span><text:span text:style-name="T2"> if available and option enabled.</text:span></text:p>
            </text:list-item>
            <text:list-item>
              <text:p text:style-name="P6"><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9">Check for desynchronized data if both times present and remove it if option enabled.</text:p>
              <text:list>
                <text:list-item>
                  <text:p text:style-name="P9">Bad records are the ones whose navigation and scientific time stamps differ more than a given theshold.</text:p>
                </text:list-item>
                <text:list-item>
                  <text:p text:style-name="P9">Actually the threshold is twice and a half the median navigation sampling period.</text:p>
                </text:list-item>
              </text:list>
            </text:list-item>
            <text:list-item>
              <text:p text:style-name="P6"><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9">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9">This is done to remove tails from previous profiles to be taken into account as proper profiles.</text:p>
                </text:list-item>
              </text:list>
            </text:list-item>
            <text:list-item>
              <text:p text:style-name="P9">Compute temperature time constant if correction enabled in salinityCorrected option and temperature data available (from ctd).</text:p>
              <text:list>
                <text:list-item>
                  <text:p text:style-name="P9">Take it from tempTimeConstant option field if passed or compute it.</text:p>
                  <text:list>
                    <text:list-item>
                      <text:p text:style-name="P9">Median of time constant across consecutive profiles with opposite directions referenced to sciTime and depth.</text:p>
                    </text:list-item>
                  </text:list>
                </text:list-item>
                <text:list-item>
                  <text:p text:style-name="P9">If the time constant is not found it is removed from the correction option token list.</text:p>
                </text:list-item>
              </text:list>
            </text:list-item>
            <text:list-item>
              <text:p text:style-name="P9">Compute conductivity time constant if correction enabled in salinityCorrected option and conductivity data available (from ctd).</text:p>
              <text:list>
                <text:list-item>
                  <text:p text:style-name="P9">Take it from condTimeConstant option field if passed or compute it.</text:p>
                  <text:list>
                    <text:list-item>
                      <text:p text:style-name="P9">Median of time constant across consecutive profiles with opposite directions referenced to <text:span text:style-name="T1">sciTime</text:span> and <text:span text:style-name="T1">depth</text:span>.</text:p>
                    </text:list-item>
                  </text:list>
                </text:list-item>
                <text:list-item>
                  <text:p text:style-name="P9">If the time constant is not found it is removed from the correction option token list.</text:p>
                </text:list-item>
              </text:list>
            </text:list-item>
            <text:list-item>
              <text:p text:style-name="P6"><text:soft-page-break/><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6"><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6"><text:span text:style-name="T2">Take them from </text:span>thermalParams and thermalParamsMeaning <text:span text:style-name="T2">option fields if passed or compute them.</text:span></text:p>
                  <text:list>
                    <text:list-item>
                      <text:p text:style-name="P9">Median of thermal lag parameters across consecutive profiles with opposite directions referenced to <text:span text:style-name="T1">sciTime</text:span> and <text:span text:style-name="T1">depth</text:span>.</text:p>
                    </text:list-item>
                  </text:list>
                </text:list-item>
                <text:list-item>
                  <text:p text:style-name="P9">If the thermal lag parameters are not found, the correction is removed from the correction option token list.</text:p>
                </text:list-item>
              </text:list>
            </text:list-item>
            <text:list-item>
              <text:p text:style-name="P6"><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text:span><text:span text:style-name="T2">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9">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orcessing option is TH only (no temperature or conductivity sensor lag correction).</text:p>
                </text:list-item>
              </text:list>
            </text:list-item>
            <text:list-item>
              <text:p text:style-name="P9">Perform a range checking quality control for temperature and salinity.</text:p>
              <text:list>
                <text:list-item>
                  <text:p text:style-name="P9">Values out of range are set to nan.</text:p>
                </text:list-item>
              </text:list>
            </text:list-item>
            <text:list-item>
              <text:p text:style-name="P9">Store list of computed time series as <text:span text:style-name="T1">timeseries</text:span>.</text:p>
            </text:list-item>
            <text:list-item>
              <text:p text:style-name="P9">Store thermal lag parameters as <text:span text:style-name="T1">correctionParams</text:span>.</text:p>
            </text:list-item>
            <text:list-item>
              <text:p text:style-name="P9">Store transect time boundaries as <text:span text:style-name="T1">transects</text:span>.</text:p>
            </text:list-item>
            <text:list-item>
              <text:p text:style-name="P9">Store water velocity time series in its own struct as <text:span text:style-name="T1">waterInfo</text:span>.</text:p>
            </text:list-item>
          </text:list>
        </text:list-header>
      </text:list>
      <text:list xml:id="list207754182" text:continue-list="list1666679159" text:style-name="L4">
        <text:list-item>
          <text:p text:style-name="P5">GridGliderData:</text:p>
        </text:list-item>
      </text:list>
      <text:list xml:id="list658216360" text:continue-list="list1969576907" text:style-name="L5">
        <text:list-header>
          <text:p text:style-name="P9">Compute instantaneous regular vertical profiles of selected variables from profiles indetified in time series.</text:p>
          <text:list text:continue-numbering="true">
            <text:list-item>
              <text:p text:style-name="P9">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6"><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9">Spatio-temporal coordinates of each profile are the mean coordinates over all samples in the profile.</text:p>
            </text:list-item>
            <text:list-item>
              <text:p text:style-name="P9">Output is a struct with fields.</text:p>
              <text:list>
                <text:list-item>
                  <text:p text:style-name="P6"><text:span text:style-name="T1">gridCoords</text:span><text:span text:style-name="T2">: coordinate data struct with fields dephRange, latitudeRange, longitudeRange, timeRange, distanceRange. They are vectors with corresponding profile coordinates.</text:span></text:p>
                </text:list-item>
                <text:list-item>
                  <text:p text:style-name="P6"><text:soft-page-break/><text:span text:style-name="T1">grids</text:span><text:span text:style-name="T2">: struct with fields named after gridding variables. They are matrices containing column profiles.</text:span></text:p>
                </text:list-item>
                <text:list-item>
                  <text:p text:style-name="P6"><text:span text:style-name="T1">meanProfiles</text:span><text:span text:style-name="T2">: struct with fields named after gridding variables. They are scalars containing the corrsponding variable mean across all profiles.</text:span></text:p>
                </text:list-item>
                <text:list-item>
                  <text:p text:style-name="P6"><text:span text:style-name="T1">stdProfiles</text:span><text:span text:style-name="T2">: struct with fields named after gridding variables. They are scalars containing the corrsponding variable standard deviation across all profiles.</text:span></text:p>
                </text:list-item>
              </text:list>
            </text:list-item>
          </text:list>
        </text:list-header>
        <text:list-item>
          <text:p text:style-name="P6"><text:span text:style-name="T3">GenerateScientificFigures</text:span><text:span text:style-name="T2">:</text:span></text:p>
          <text:list>
            <text:list-item>
              <text:p text:style-name="P9"/>
            </text:list-item>
          </text:list>
        </text:list-item>
      </text:list>
      <text:h text:style-name="Heading_20_2" text:outline-level="2">Dependencies</text:h>
      <text:p text:style-name="Text_20_body">The toolbox depends on the following external tools:</text:p>
      <text:list xml:id="list1843783491" text:style-name="L6">
        <text:list-item>
          <text:p text:style-name="P12">Java PostgreSQL driver.</text:p>
          <text:p text:style-name="P12">It may be installed from the distribution repositories as a package <text:span text:style-name="T1">libpg-java</text:span> (renamed to <text:span text:style-name="T1">libpostgresql-jdbc-java</text:span><text:span text:style-name="T2"> in Debian repositories at March 2012</text:span>)-</text:p>
          <text:p text:style-name="P12">Add the corresponding jar file (/usr/share/java/postgresql.jar) to the dynamic java classpath with javaaddpath (javaaddpath('/usr/share/java/postgresql.jar')) or to the static path adding it to the list in classpath.txt (edit classpath.txt).</text:p>
        </text:list-item>
        <text:list-item>
          <text:p text:style-name="P12">NetCDF library.</text:p>
          <text:p text:style-name="P12">Currently using <text:span text:style-name="T1">snctools</text:span> (MATLAB) or <text:span text:style-name="T1">octcdf</text:span> (Octave).</text:p>
          <text:p text:style-name="P12">For snctools follow instructions in the website.</text:p>
          <text:p text:style-name="P12">The octcdf package may be installed from the distribution repositories as a package <text:span text:style-name="T1">octave-octcdf</text:span><text:span text:style-name="T2">.</text:span></text:p>
        </text:list-item>
        <text:list-item>
          <text:p text:style-name="P10">Slocum programs provided by Webb Research Company (WRC).</text:p>
          <text:p text:style-name="P12"><text:span text:style-name="T2">Currently only the program </text:span><text:span text:style-name="T1">dbd2asc</text:span><text:span text:style-name="T2"> is needed, providing binary to ascii conversion for Slocum data files.</text:span></text:p>
          <text:p text:style-name="P12"><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0">In the past, all this programs were shipped with the toolbox, but they are not provided anymore.</text:p>
        </text:list-item>
        <text:list-item>
          <text:p text:style-name="P10">UTC time handling helper functions for MATLAB.</text:p>
          <text:p text:style-name="P12"><text:span text:style-name="T2">A compatiblity wrapper function is provided in the toolbox.</text:span></text:p>
          <text:p text:style-name="P12"><text:span text:style-name="T2">For MATLAB, it uses the underlying Java time functions, namely </text:span><text:span text:style-name="T1">java.lang.system.currentTimeMillis()</text:span></text:p>
          <text:p text:style-name="P12"><text:span text:style-name="T2">For Octave, the already shipped </text:span><text:span text:style-name="T1">time()</text:span><text:span text:style-name="T2"> function is used.</text:span></text:p>
        </text:list-item>
      </text:list>
      <text:h text:style-name="Heading_20_2" text:outline-level="2">Proposed configuration options</text:h>
      <text:list xml:id="list1182149123" text:style-name="L7">
        <text:list-item>
          <text:p text:style-name="P13">database_access: struct with data base access parameters.</text:p>
          <text:list>
            <text:list-item>
              <text:p text:style-name="P13">url</text:p>
            </text:list-item>
            <text:list-item>
              <text:p text:style-name="P13">name</text:p>
            </text:list-item>
            <text:list-item>
              <text:p text:style-name="P13"><text:soft-page-break/>user</text:p>
            </text:list-item>
            <text:list-item>
              <text:p text:style-name="P13">password</text:p>
            </text:list-item>
            <text:list-item>
              <text:p text:style-name="P13">driver</text:p>
            </text:list-item>
          </text:list>
        </text:list-item>
        <text:list-item>
          <text:p text:style-name="P13">database_fields: struct mapping each deployment parameter field name with the corresponding column in the query.</text:p>
          <text:list>
            <text:list-item>
              <text:p text:style-name="P13">name: deployment name.</text:p>
            </text:list-item>
            <text:list-item>
              <text:p text:style-name="P13">glider: glider platform name.</text:p>
            </text:list-item>
            <text:list-item>
              <text:p text:style-name="P13">start_date: deployment start date (seconds since POSIX epoch).</text:p>
            </text:list-item>
            <text:list-item>
              <text:p text:style-name="P13">end_date: deployment end date (seconds since POSIX epoch).</text:p>
            </text:list-item>
          </text:list>
        </text:list-item>
        <text:list-item>
          <text:p text:style-name="P13">database_query: query to get the deployment parameters.</text:p>
        </text:list-item>
        <text:list-item>
          <text:p text:style-name="P13">local_paths: glider url patterns according to new filesystem layout.</text:p>
          <text:list>
            <text:list-item>
              <text:p text:style-name="P13">binary</text:p>
            </text:list-item>
            <text:list-item>
              <text:p text:style-name="P13">cache</text:p>
            </text:list-item>
            <text:list-item>
              <text:p text:style-name="P13">log</text:p>
            </text:list-item>
            <text:list-item>
              <text:p text:style-name="P13">ascii</text:p>
            </text:list-item>
            <text:list-item>
              <text:p text:style-name="P13">figures</text:p>
            </text:list-item>
            <text:list-item>
              <text:p text:style-name="P13">netcdf_l0</text:p>
            </text:list-item>
            <text:list-item>
              <text:p text:style-name="P13">netcdf_l1</text:p>
            </text:list-item>
            <text:list-item>
              <text:p text:style-name="P13">netcdf_l2</text:p>
            </text:list-item>
          </text:list>
        </text:list-item>
        <text:list-item>
          <text:p text:style-name="P13">public_product_paths:</text:p>
          <text:list>
            <text:list-item>
              <text:p text:style-name="P13">nc_l0</text:p>
            </text:list-item>
            <text:list-item>
              <text:p text:style-name="P13">nc_l1</text:p>
            </text:list-item>
            <text:list-item>
              <text:p text:style-name="P13">nc_l2</text:p>
            </text:list-item>
            <text:list-item>
              <text:p text:style-name="P13">figure_description_json</text:p>
            </text:list-item>
            <text:list-item>
              <text:p text:style-name="P13">figure_dir</text:p>
            </text:list-item>
          </text:list>
        </text:list-item>
      </text:list>
      <text:h text:style-name="Heading_20_2" text:outline-level="2">Proposed changes</text:h>
      <text:list xml:id="list2095140649" text:continue-numbering="true" text:style-name="L7">
        <text:list-item>
          <text:p text:style-name="P13">GetDeploymentsRemotely:</text:p>
          <text:list>
            <text:list-item>
              <text:p text:style-name="P13">Switch to retrieve information from data base.</text:p>
            </text:list-item>
          </text:list>
        </text:list-item>
        <text:list-item>
          <text:p text:style-name="P13">GetDockserverFiles:</text:p>
          <text:list>
            <text:list-item>
              <text:p text:style-name="P13">?? Split structured arguments in basic arguments:</text:p>
              <text:list>
                <text:list-item>
                  <text:p text:style-name="P13">ftp url, user, and password.</text:p>
                </text:list-item>
                <text:list-item>
                  <text:p text:style-name="P13">Deployment/mission start date and time (default POSIX epoch) and end date and time (default now).</text:p>
                </text:list-item>
                <text:list-item>
                  <text:p text:style-name="P13"><text:soft-page-break/>Target directory for binary and log files.</text:p>
                </text:list-item>
                <text:list-item>
                  <text:p text:style-name="P13">Glider name.</text:p>
                </text:list-item>
                <text:list-item>
                  <text:p text:style-name="P13">?? remote binary and log paths.</text:p>
                </text:list-item>
              </text:list>
            </text:list-item>
          </text:list>
        </text:list-item>
        <text:list-item>
          <text:p text:style-name="P13">ConvertSlocumBinaries:</text:p>
          <text:list>
            <text:list-item>
              <text:p text:style-name="P13">?? Add option for path of conversion binaries.</text:p>
            </text:list-item>
            <text:list-item>
              <text:p text:style-name="P13">Reimplement absolute path conversion function using fileattrib.</text:p>
            </text:list-item>
            <text:list-item>
              <text:p text:style-name="P13">?? Switch to conversion to dba, separated merge (newly implemented or using shipped executables), and dba2struct conversion function.</text:p>
            </text:list-item>
          </text:list>
        </text:list-item>
        <text:list-item>
          <text:p text:style-name="P13">Image output directory:</text:p>
          <text:list>
            <text:list-item>
              <text:p text:style-name="P13">Switch ${outputDirs.imageBaseLocalPath}/${GLIDER}/${DEPLOYMENT} to 'figures' directory in glider deployment/mission data directory tree.</text:p>
            </text:list-item>
          </text:list>
        </text:list-item>
        <text:list-item>
          <text:p text:style-name="P13">LoadTransectData:</text:p>
          <text:list>
            <text:list-item>
              <text:p text:style-name="P13">ListLoaders and SortLoaders:</text:p>
              <text:list>
                <text:list-item>
                  <text:p text:style-name="P13">?? Change .ascii for folder at line 48.</text:p>
                </text:list-item>
                <text:list-item>
                  <text:p text:style-name="P13">Clean up unnecessary code in sortLoaders (use regex matches).</text:p>
                </text:list-item>
                <text:list-item>
                  <text:p text:style-name="P13">?? Fusion ListLoaders and SortLoaders.</text:p>
                </text:list-item>
              </text:list>
            </text:list-item>
            <text:list-item>
              <text:p text:style-name="P13">DealWithGlobalWorkspace</text:p>
              <text:list>
                <text:list-item>
                  <text:p text:style-name="P13">Simplify saving functionality.</text:p>
                </text:list-item>
              </text:list>
            </text:list-item>
            <text:list-item>
              <text:p text:style-name="P13">Simplify ListLoaders.</text:p>
            </text:list-item>
            <text:list-item>
              <text:p text:style-name="P13">Move sorting code to output function or use shipped sortrows.</text:p>
            </text:list-item>
          </text:list>
        </text:list-item>
        <text:list-item>
          <text:p text:style-name="P13">RemoveDuplicatedRecords:</text:p>
          <text:list>
            <text:list-item>
              <text:p text:style-name="P13">Clarify option meaning.</text:p>
            </text:list-item>
            <text:list-item>
              <text:p text:style-name="P13">Reimplement to allow different fill methods ('delete', 'first', 'last', 'mean').</text:p>
            </text:list-item>
          </text:list>
        </text:list-item>
        <text:list-item>
          <text:p text:style-name="P13">GenerateNcProduct, GetRawGliderVarAtts, GetProcGliderVarAtts and WriteGliderStaticMetadata:</text:p>
          <text:list>
            <text:list-item>
              <text:p text:style-name="P13">Take out code for copying files to product public path (move it to main script).</text:p>
            </text:list-item>
            <text:list-item>
              <text:p text:style-name="P13">?? Add 'coordinates' attribute to variables.</text:p>
            </text:list-item>
            <text:list-item>
              <text:p text:style-name="P13">Check for CF 1.6 conventions.</text:p>
            </text:list-item>
            <text:list-item>
              <text:p text:style-name="P13">Check for attributes.</text:p>
              <text:list>
                <text:list-item>
                  <text:p text:style-name="P13">Latitude and longitude units: nmea, degrees.</text:p>
                </text:list-item>
              </text:list>
            </text:list-item>
            <text:list-item>
              <text:p text:style-name="P13">Move code to function generating each level file.</text:p>
            </text:list-item>
            <text:list-item>
              <text:p text:style-name="P13">Use external structs to pass variable attributes and global attributes as arguments.</text:p>
            </text:list-item>
          </text:list>
        </text:list-item>
        <text:list-item>
          <text:p text:style-name="P13">Nmea2deg;</text:p>
          <text:list>
            <text:list-item>
              <text:p text:style-name="P13">Simplify code using fix and rem (deg = fix(nmea/100) + rem(nmea,100)/60)</text:p>
            </text:list-item>
          </text:list>
        </text:list-item>
        <text:list-item>
          <text:p text:style-name="P13"><text:soft-page-break/>Introduce pre-processing/unit_conversion stage (previous to L0) to deal with:</text:p>
          <text:list>
            <text:list-item>
              <text:p text:style-name="P13">Latitude and longitude nmea format.</text:p>
            </text:list-item>
          </text:list>
        </text:list-item>
        <text:list-item>
          <text:p text:style-name="P13">ProcessGliderData:</text:p>
          <text:list>
            <text:list-item>
              <text:p text:style-name="P13">Add meta output argument to track processing issues:</text:p>
              <text:list>
                <text:list-item>
                  <text:p text:style-name="P13">interpolated variable values</text:p>
                </text:list-item>
              </text:list>
            </text:list-item>
            <text:list-item>
              <text:p text:style-name="P13">Recode to avoid use of unnecessary variables (eval and clear constructs)</text:p>
              <text:list>
                <text:list-item>
                  <text:p text:style-name="P13">Note: probably was coded this way for some reason related to the fact that shipped m-loaders introduce global variables for each sensor.</text:p>
                </text:list-item>
              </text:list>
            </text:list-item>
            <text:list-item>
              <text:p text:style-name="P13">Recode removing spatio-temporal unreferenced data section because there is an unnecessary double check.</text:p>
            </text:list-item>
            <text:list-item>
              <text:p text:style-name="P13">Move desynchronized data removal code to a separate function.</text:p>
            </text:list-item>
            <text:list-item>
              <text:p text:style-name="P13">Do desynchronized data removal in the regularization section prior to the computation of time series.</text:p>
            </text:list-item>
            <text:list-item>
              <text:p text:style-name="P13">?? Change identification of profile for a cleaner approach.</text:p>
              <text:list>
                <text:list-item>
                  <text:p text:style-name="P13">Create glider direction time serie marking the direction of the glider at each record with -1 for downcast, 1 for upcast and 0 for start/end points of upcasts and downcasts.</text:p>
                </text:list-item>
                <text:list-item>
                  <text:p text:style-name="P13">Change existing profile index time serie to all profiles numbered (decimal numbers at start/end of upcast/downcast).</text:p>
                </text:list-item>
                <text:list-item>
                  <text:p text:style-name="P13">Use function to validate a single profile.</text:p>
                </text:list-item>
              </text:list>
            </text:list-item>
            <text:list-item>
              <text:p text:style-name="P13">Change sensor lag related code:</text:p>
              <text:list>
                <text:list-item>
                  <text:p text:style-name="P13">Do the parameter estimation and the correction in the same cell (loop over sensor) according to new option specification.</text:p>
                </text:list-item>
                <text:list-item>
                  <text:p text:style-name="P13">?? Correct full serie instead of individual profiles.</text:p>
                </text:list-item>
              </text:list>
            </text:list-item>
            <text:list-item>
              <text:p text:style-name="P13">Change thermal lag related code.</text:p>
              <text:list>
                <text:list-item>
                  <text:p text:style-name="P13">Do the parameter estimation and correction on the same cell (loop over sets of correction parameters).</text:p>
                </text:list-item>
                <text:list-item>
                  <text:p text:style-name="P13">?? Correct full serie instead of individual profiles.</text:p>
                </text:list-item>
                <text:list-item>
                  <text:p text:style-name="P13">Adapt code for new option specification.</text:p>
                </text:list-item>
              </text:list>
            </text:list-item>
            <text:list-item>
              <text:p text:style-name="P13">Move quality control code to its own function and call it from main script.</text:p>
            </text:list-item>
            <text:list-item>
              <text:p text:style-name="P13">?? Store water current information as any other timeserie.</text:p>
            </text:list-item>
            <text:list-item>
              <text:p text:style-name="P13">?? Index transects (traversal from one waypoint to an other) as did it for the profiles.</text:p>
            </text:list-item>
          </text:list>
        </text:list-item>
        <text:list-item>
          <text:p text:style-name="P13">FillScienceTime:</text:p>
          <text:list>
            <text:list-item>
              <text:p text:style-name="P13">?? Switch from interpolate over index (regular sampling assumption) to interpolate over navigation time.</text:p>
              <text:p text:style-name="P13">@MIGUEL: Are there scientific data records without scientific time?</text:p>
              <text:p text:style-name="P13"><text:soft-page-break/>@MIGUEL: Are there navigation data records without navigation time?</text:p>
            </text:list-item>
          </text:list>
        </text:list-item>
        <text:list-item>
          <text:p text:style-name="P13">ApplyPressureFilter</text:p>
          <text:list>
            <text:list-item>
              <text:p text:style-name="P13">Pass time constant (filter duration) as input argument.</text:p>
            </text:list-item>
            <text:list-item>
              <text:p text:style-name="P13">Recode it removing duplicate record handling.</text:p>
            </text:list-item>
          </text:list>
        </text:list-item>
        <text:list-item>
          <text:p text:style-name="P13">FindVariableTimeConstant:</text:p>
          <text:list>
            <text:list-item>
              <text:p text:style-name="P13">?? Move code to main processing function.</text:p>
            </text:list-item>
            <text:list-item>
              <text:p text:style-name="P13">Split structured time serie input into time, depth, direction and variable sequences.</text:p>
            </text:list-item>
            <text:list-item>
              <text:p text:style-name="P13">Add argument selecting the combining method ('mean', 'median', 'max', 'min') either as function handle or function name string (default to median).</text:p>
            </text:list-item>
            <text:list-item>
              <text:p text:style-name="P13">Remove option argument and take debugPlot code out to main processing function.</text:p>
            </text:list-item>
          </text:list>
        </text:list-item>
        <text:list-item>
          <text:p text:style-name="P13">AdjustTimeConstant:</text:p>
          <text:list>
            <text:list-item>
              <text:p text:style-name="P13">Split profile struct input arguments into time, depth and variable sequences.</text:p>
            </text:list-item>
            <text:list-item>
              <text:p text:style-name="P13">Move nested function to sub-function.</text:p>
            </text:list-item>
          </text:list>
        </text:list-item>
        <text:list-item>
          <text:p text:style-name="P13">CorrectTimeResponse:</text:p>
          <text:list>
            <text:list-item>
              <text:p text:style-name="P13">Adapt it to accept invalid values (NaN) in input, preserving them in output.</text:p>
            </text:list-item>
            <text:list-item>
              <text:p text:style-name="P13">Simplify it using gradient or find already shipped function doing the same.</text:p>
            </text:list-item>
          </text:list>
        </text:list-item>
        <text:list-item>
          <text:p text:style-name="P13">FindGliderParams:</text:p>
          <text:list>
            <text:list-item>
              <text:p text:style-name="P13">?? Move code to main processing function.</text:p>
            </text:list-item>
            <text:list-item>
              <text:p text:style-name="P13">Split structured time serie input into time, depth, direction, temperature and conductivity <text:s/>sequences.</text:p>
            </text:list-item>
            <text:list-item>
              <text:p text:style-name="P13">Add argument selecting the combining method ('mean', 'median', 'max', 'min') either as function handle or function name string (default to median).</text:p>
            </text:list-item>
            <text:list-item>
              <text:p text:style-name="P13">Remove option argument and take debugPlot code out to main processing function.</text:p>
            </text:list-item>
          </text:list>
        </text:list-item>
        <text:list-item>
          <text:p text:style-name="P13">AdjustThermalLagParams:</text:p>
          <text:list>
            <text:list-item>
              <text:p text:style-name="P13">Split structured time serie input into time, depth, direction, temperature and conductivity sequences.</text:p>
            </text:list-item>
            <text:list-item>
              <text:p text:style-name="P13">Move nested function to sub-function.</text:p>
            </text:list-item>
          </text:list>
        </text:list-item>
        <text:list-item>
          <text:p text:style-name="P13">CorrectThermalLag:</text:p>
          <text:list>
            <text:list-item>
              <text:p text:style-name="P13">Split input profile structure into several arguments (time, depth, temperature, conductivity, pitch).</text:p>
            </text:list-item>
            <text:list-item>
              <text:p text:style-name="P13">?? Make pitch input mandatory or default it to 90º (perfectly vertical profile).</text:p>
            </text:list-item>
            <text:list-item>
              <text:p text:style-name="P13">Make correction parameters argument mandatory.</text:p>
              <text:list>
                <text:list-item>
                  <text:p text:style-name="P13">Move default ones out to its own function.</text:p>
                </text:list-item>
              </text:list>
            </text:list-item>
            <text:list-item>
              <text:p text:style-name="P13">Split output profile into temperature in cell and conductivity out of cell sequences.</text:p>
            </text:list-item>
          </text:list>
        </text:list-item>
        <text:list-item>
          <text:p text:style-name="P13">BuildPolygon:</text:p>
          <text:list>
            <text:list-item>
              <text:p text:style-name="P13"><text:soft-page-break/>Recode section computing area to avoid loop.</text:p>
            </text:list-item>
          </text:list>
        </text:list-item>
        <text:list-item>
          <text:p text:style-name="P13">GridGliderData:</text:p>
          <text:list>
            <text:list-item>
              <text:p text:style-name="P13">Pass grid variable selection as argument.</text:p>
            </text:list-item>
          </text:list>
        </text:list-item>
        <text:list-item>
          <text:p text:style-name="P13">Main script</text:p>
          <text:list>
            <text:list-item>
              <text:p text:style-name="P13">Split clearlier the stages: deployment listing, binary file downloading, binary file conversion, data processing and data output.</text:p>
            </text:list-item>
            <text:list-item>
              <text:p text:style-name="P13">Use private product data paths configured in configuration section.</text:p>
            </text:list-item>
            <text:list-item>
              <text:p text:style-name="P13">Convert only newly dowloaded files.</text:p>
            </text:list-item>
            <text:list-item>
              <text:p text:style-name="P13">Remove unused variable missionId.</text:p>
            </text:list-item>
            <text:list-item>
              <text:p text:style-name="P13">Use public products struct for public access to NetCDF and figures. It may contain the following fields:</text:p>
              <text:list>
                <text:list-item>
                  <text:p text:style-name="P13">NetCDF L0, L1 and L2 product public path (for THREDDS).</text:p>
                  <text:p text:style-name="P13">If the field is present the corresponding product is copied to given path.</text:p>
                </text:list-item>
                <text:list-item>
                  <text:p text:style-name="P13">Figures public path url for images and json:</text:p>
                  <text:p text:style-name="P13">If the field is present images are copied (linked?) to given path and a json file describing the figures is generated with the given name.</text:p>
                </text:list-item>
              </text:list>
            </text:list-item>
            <text:list-item>
              <text:p text:style-name="P13">Copy/link output products at the end of whole processing chain if needed (based on output products struct).</text:p>
            </text:list-item>
            <text:list-item>
              <text:p text:style-name="P13">Split sensor lag correction option into separated flags for each sensor. Each sensor has two option fields</text:p>
              <text:list>
                <text:list-item>
                  <text:p text:style-name="P13">enabling correction: true or false</text:p>
                </text:list-item>
                <text:list-item>
                  <text:p text:style-name="P13">correction parameters: struct with one field:</text:p>
                  <text:list>
                    <text:list-item>
                      <text:p text:style-name="P13">time constant (empty for estimation).</text:p>
                    </text:list-item>
                  </text:list>
                </text:list-item>
              </text:list>
            </text:list-item>
            <text:list-item>
              <text:p text:style-name="P13">Change thermal lag correction option specification. There are two option fields:</text:p>
              <text:list>
                <text:list-item>
                  <text:p text:style-name="P13">enabling correction: true or false.</text:p>
                </text:list-item>
                <text:list-item>
                  <text:p text:style-name="P13">correction parameters: struct array with fields:</text:p>
                  <text:list>
                    <text:list-item>
                      <text:p text:style-name="P13">temperature serie to be used.</text:p>
                    </text:list-item>
                    <text:list-item>
                      <text:p text:style-name="P13">conductivity serie to be used.</text:p>
                    </text:list-item>
                    <text:list-item>
                      <text:p text:style-name="P13">constants ([a_o a_s t_o t_s], empty for estimation).</text:p>
                    </text:list-item>
                  </text:list>
                </text:list-item>
              </text:list>
            </text:list-item>
            <text:list-item>
              <text:p text:style-name="P13">Call new function performing quality control.</text:p>
            </text:list-item>
            <text:list-item>
              <text:p text:style-name="P13">Add grid variable options to configuration section.</text:p>
              <text:list>
                <text:list-item>
                  <text:p text:style-name="P13">variables to be gridded.</text:p>
                </text:list-item>
                <text:list-item>
                  <text:p text:style-name="P13">depth resolution.</text:p>
                </text:list-item>
              </text:list>
            </text:list-item>
            <text:list-item>
              <text:p text:style-name="P13">Remove unused xmlImgsList variable.</text:p>
            </text:list-item>
          </text:list>
        </text:list-item>
      </text:list>
      <text:h text:style-name="Heading_20_2" text:outline-level="2"><text:soft-page-break/>Open questions</text:h>
      <text:list xml:id="list1472903054" text:style-name="L8">
        <text:list-item>
          <text:p text:style-name="P14">Should file system layout and processing chain design be oriented towards a scheme based on</text:p>
          <text:list>
            <text:list-item>
              <text:p text:style-name="P14">glider &gt; deployment</text:p>
            </text:list-item>
            <text:list-item>
              <text:p text:style-name="P14">glider &gt; deployment &gt; mission</text:p>
            </text:list-item>
          </text:list>
        </text:list-item>
        <text:list-item>
          <text:p text:style-name="P14">Should we rethink the time sensor selection for Slocum data?</text:p>
          <text:p text:style-name="P14">Given the behaviour of dba_merge (copying science timestamp to navigation timestamp) it seems that m_present_time should be used, and that both timestamps are assumed to be the same.</text:p>
        </text:list-item>
        <text:list-item>
          <text:p text:style-name="P14">Should we change sea water equation from EOS-80 to TEOS10 (from CSIRO's SeaWater library to GSW Oceanographic Toolbox)?</text:p>
        </text:list-item>
        <text:list-item>
          <text:p text:style-name="P14">Why ctd pressure is converted from bars to decibars?</text:p>
          <text:p text:style-name="P14">Probably because standard deriving functions from seawater toolbox (implementing UNESCO algorithms) want it this way.</text:p>
        </text:list-item>
        <text:list-item>
          <text:p text:style-name="P14">Shall we improve the cast identification (low pass filtering the depth, using the pitch, using an interval of minimum vertical speed...)?</text:p>
          <text:p text:style-name="P14">The original code identifies all casts but counts only valid CTD casts as described above.</text:p>
          <text:p text:style-name="P14">The new version identifies all casts in the same way, but count them all too, letting other processings select only the casts valid for them.</text:p>
        </text:list-item>
        <text:list-item>
          <text:p text:style-name="P14">Should pressure filter time constant be adjusted?</text:p>
          <text:p text:style-name="P14">Ctd pressure is filtered with a time constant of 4 seconds after resampling the sequence to a regular 1hz signal. This is consistent with the recommendation of use a time constant equal to four times the scan rate given in Seabird Data Processing Manual (p. 97):</text:p>
          <text:p text:style-name="P14"><text:a xlink:type="simple" xlink:href="http://www.seabird.com/pdf_documents/manuals/SBEDataProcessing_7.21k.pdf">http://www.seabird.com/pdf_documents/manuals/SBEDataProcessing_7.21k.pdf</text:a></text:p>
        </text:list-item>
        <text:list-item>
          <text:p text:style-name="P14">How to handle strange initial lines in ascii Slocum files?</text:p>
          <text:p text:style-name="P14">The conversion from Slocum binary data ([smdtne].bd) to ascii data (.dba) is done with the program dbd2asc. This program accepts an option -o documented as follows:</text:p>
          <text:p text:style-name="P14">-o Output initial data lines (makes it behave like version:none)</text:p>
          <text:p text:style-name="P14">From source code inspection, it seems that:</text:p>
          <text:list>
            <text:list-item>
              <text:p text:style-name="P14"><text:s/>when the option IS NOT used, the program dbd2asc ommits the first line of data of every input file. However, when this option is used</text:p>
            </text:list-item>
            <text:list-item>
              <text:p text:style-name="P14"><text:s/>when the option IS used, the program dbd2asc prints the first line of data of the first input file, and ommits the first line of data of all other input files.</text:p>
            </text:list-item>
          </text:list>
          <text:p text:style-name="P14">It seems that when this option is used, all dba lines contain a special first line of data, with some strange values (they look like internal variable initialization values).</text:p>
          <text:p text:style-name="P14">When this option is not used, most of the files DO NOT contain that line. However, there are still some files in which the line DOES appear, even if the -o option was not used. On this files, when the -o option is used two of these strange lines appear.</text:p>
          <text:p text:style-name="P14">Example file: ideep-2012-252-1-0.ebd</text:p>
          <text:p text:style-name="P14">What are these lines? What do they values mean?</text:p>
          <text:p text:style-name="P14"><text:soft-page-break/>When are these lines included in the ascii version of data file even if the -o option was not used?</text:p>
          <text:p text:style-name="P14">The CTD timestamp sensor (sci_ctd41cp_timestamp) has always 0 value in this lines, and hence it is unusable (unless further ugly hacking). What should we do?</text:p>
        </text:list-item>
        <text:list-item>
          <text:p text:style-name="P14">Thermal lag correction may use wrong coefficients.</text:p>
          <text:p text:style-name="P14">The themal lag correction consist of a recursive scheme with two coefficients, that depend on the thermal lag parameters (alpha and tau) and on the <text:span text:style-name="T1">Nyquist sampling frequency</text:span> (half the sampling frequency). However, it seems that the sampling frequency is used. Is it wrong?</text:p>
        </text:list-item>
      </text:list>
      <text:list xml:id="list1149485774" text:style-name="L9">
        <text:list-item>
          <text:list>
            <text:list-item>
              <text:p text:style-name="P15">In paper by Garau and others the coefficient description may be wrong. At least, it is not consistent with cited papers from Morison and others, and from Lueck and others (CONFIRMED and CORRECTED).</text:p>
            </text:list-item>
          </text:list>
        </text:list-item>
      </text:list>
      <text:list xml:id="list187111649" text:continue-list="list1472903054" text:style-name="L8">
        <text:list-item>
          <text:p text:style-name="P14">Thermal lag correction uses an undocumented depth rate to flow speed transformation.</text:p>
          <text:p text:style-name="P14">The thermal lag correction parameters depend on the flow speed inside the conductivity cell.</text:p>
          <text:p text:style-name="P14">This is computed from the surge speed (derived from the glider depth rate and the pitch angle), scaling it by a factor computed from the value of a polynomial at the same surge speed.</text:p>
          <text:p text:style-name="P14">The origin of the polynomial and the resulting factor is unknown (original code says 'ask Gordon for origin'). Where do all this come from?</text:p>
        </text:list-item>
      </text:list>
      <text:list xml:id="list75614694" text:style-name="L10">
        <text:list-item>
          <text:list>
            <text:list-item>
              <text:p text:style-name="P16">It seems that the surge speed should be taken as the absolute value of the quotient between depth rate and pitch sine. Otherwise, negative flow speeds may result from the conversion described above. This might be wrong in the original code.</text:p>
            </text:list-item>
          </text:list>
        </text:list-item>
      </text:list>
      <text:list xml:id="list314243876" text:continue-list="list187111649" text:style-name="L8">
        <text:list-item>
          <text:p text:style-name="P14">Shall/Can we improve thermal lag parameter estimation?</text:p>
          <text:p text:style-name="P14">Thermal lag parameters for glider casts are modelled as a function of the flow speed (<text:span text:style-name="T4">v</text:span>) according to the following equations for CTD profiles with non-constant velocity:</text:p>
          <text:list>
            <text:list-header>
              <text:p text:style-name="P14"><text:span text:style-name="T4">alpha</text:span> = <text:span text:style-name="T4">alpha_o</text:span> + <text:span text:style-name="T4">alpha_s</text:span> / <text:span text:style-name="T4">v</text:span></text:p>
              <text:p text:style-name="P14"><text:span text:style-name="T4">tau</text:span> = <text:span text:style-name="T4">tau_o</text:span> + <text:span text:style-name="T4">tau_s</text:span> / sqrt(<text:span text:style-name="T4">v</text:span>)</text:p>
            </text:list-header>
            <text:list-item>
              <text:p text:style-name="P17">Which objective function should we take?</text:p>
            </text:list-item>
          </text:list>
        </text:list-item>
      </text:list>
      <text:list xml:id="list1349161343" text:style-name="L11">
        <text:list-item>
          <text:list>
            <text:list-item>
              <text:p text:style-name="P18">Area in a temperaure-salinity diagram or area in a depth-salinity diagram.</text:p>
              <text:list>
                <text:list-item>
                  <text:p text:style-name="P18">Temperature-salinity option seems better, because of slow spatial variation. </text:p>
                </text:list-item>
              </text:list>
            </text:list-item>
            <text:list-item>
              <text:p text:style-name="P18">Should we correct both profiles as a single sequence, and take only up-down cast pairs?</text:p>
              <text:p text:style-name="P18">Since the correction is initially 0, in a down-up profile, the first segment of the second cast it is not corrected, even though it may be affected by thermal lag if it is near the thermocline.</text:p>
            </text:list-item>
          </text:list>
        </text:list-item>
      </text:list>
      <text:list xml:id="list494606840" text:continue-list="list314243876" text:style-name="L8">
        <text:list-item>
          <text:list>
            <text:list-item>
              <text:p text:style-name="P17">Which initial conditions should we take?</text:p>
            </text:list-item>
          </text:list>
        </text:list-item>
      </text:list>
      <text:list xml:id="list843443349" text:style-name="L12">
        <text:list-item>
          <text:list>
            <text:list-item>
              <text:p text:style-name="P19">[0 0 0 0] (this seems to be a local extremum for the constrained minimization, so it does not work well).</text:p>
            </text:list-item>
            <text:list-item>
              <text:p text:style-name="P19">[0.0135 0.0264 7.1499 2.7858] from Morison (1994).</text:p>
              <text:list>
                <text:list-item>
                  <text:p text:style-name="P19">This seems to be closely related to the method used. The interior point method <text:soft-page-break/>seems to be the most suitable, and both conditions converge to very close solutions.</text:p>
                </text:list-item>
              </text:list>
            </text:list-item>
          </text:list>
        </text:list-item>
      </text:list>
      <text:list xml:id="list321393530" text:continue-list="list494606840" text:style-name="L8">
        <text:list-item>
          <text:list>
            <text:list-item>
              <text:p text:style-name="P17">Should we change the parameter constrains?</text:p>
            </text:list-item>
          </text:list>
        </text:list-item>
      </text:list>
      <text:list xml:id="list1397019520" text:style-name="L13">
        <text:list-item>
          <text:list>
            <text:list-item>
              <text:p text:style-name="P20">[0, 0, 0, 0] &lt;= [<text:span text:style-name="T4">alpha_o</text:span><text:span text:style-name="T5">, </text:span><text:span text:style-name="T4">alpha_s</text:span><text:span text:style-name="T5">, </text:span><text:span text:style-name="T4">tau_o</text:span><text:span text:style-name="T5">, </text:span><text:span text:style-name="T4">tau_s</text:span><text:span text:style-name="T5">] &lt;= [2, 1, </text:span><text:span text:style-name="T4">time_range</text:span><text:span text:style-name="T5">, </text:span><text:span text:style-name="T4">time_range/2</text:span><text:span text:style-name="T5">]</text:span></text:p>
            </text:list-item>
            <text:list-item>
              <text:p text:style-name="P20"><text:span text:style-name="T5">Constrain the parameters such that resulting </text:span><text:span text:style-name="T4">alpha</text:span><text:span text:style-name="T5"> values are in [0,1] and </text:span><text:span text:style-name="T4">tau</text:span><text:span text:style-name="T5"> values </text:span><text:span text:style-name="T5">are in [0, +inf] for all flow speeds in the profile.</text:span></text:p>
            </text:list-item>
          </text:list>
        </text:list-item>
      </text:list>
      <text:list xml:id="list1376638640" text:continue-list="list321393530" text:style-name="L8">
        <text:list-item>
          <text:list>
            <text:list-item>
              <text:p text:style-name="P17">How do we deal with profile regions of slow flow speed?</text:p>
              <text:p text:style-name="P17">In these regions (near inflection points) the thermal lag parameter model is not valid because of the null speed flow.</text:p>
            </text:list-item>
          </text:list>
        </text:list-item>
        <text:list-item>
          <text:p text:style-name="P14">Is it better to compute the corrected salinity inside the sensor cell or outside the sensor cell?</text:p>
          <text:p text:style-name="P14">Now is computed inside the cell.</text:p>
          <text:p text:style-name="P14">Is the pressure sensor reading somehow related to the water cell inside or outside the sensor cell?</text:p>
        </text:list-item>
        <text:list-item>
          <text:p text:style-name="P14">What is the output of oxygen concentration from the sci_oxy3835_oxygen sensor?</text:p>
          <text:p text:style-name="P14">Masterdata says nodim (ugh!).</text:p>
          <text:p text:style-name="P14">Aandera data sheet says uMol (micromolar, micromoles of oxygen per liter of solution).</text:p>
          <text:p text:style-name="P14"><text:a xlink:type="simple" xlink:href="http://www.aadi.no/Aanderaa/Document%20Library/1/Data%20Sheets/Oxygen%20Optode%203835-4130-4175.pdf">http://www.aadi.no/Aanderaa/Document%20Library/1/Data%20Sheets/Oxygen%20Optode%203835-4130-4175.pdf</text:a></text:p>
        </text:list-item>
        <text:list-item>
          <text:p text:style-name="P14">Who is supposed to fill the geospatial deployment fields in the data base?</text:p>
        </text:list-item>
        <text:list-item>
          <text:p text:style-name="P14">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4">@MIGUEL: Does the glider team has user and password for the Webb Research Company web site? Glider manual says that the glider software web site is (it does not work):</text:p>
          <text:p text:style-name="P14"><text:a xlink:type="simple" xlink:href="http://www.glider-doco.webbresearch.com/">http://www.glider-doco.webbresearch.com</text:a></text:p>
          <text:p text:style-name="P14">May be we should try:</text:p>
          <text:p text:style-name="P14"><text:a xlink:type="simple" xlink:href="http://dmz.webbresearch.com/">http://dmz.webbresearch.com</text:a></text:p>
          <text:p text:style-name="P14"/>
        </text:list-item>
      </text:list>
      <text:h text:style-name="P24" text:outline-level="2">File system layout</text:h>
      <text:p text:style-name="Text_20_body">Future proposal:</text:p>
      <text:list xml:id="list2031245905" text:style-name="L14">
        <text:list-item>
          <text:p text:style-name="P8">/home/glider</text:p>
          <text:list>
            <text:list-item>
              <text:p text:style-name="P8">data_new<text:span text:style-name="T2"> or </text:span>data_received<text:span text:style-name="T2"> or </text:span>data_input<text:span text:style-name="T2">: target folder for newly transmitted files for each glider (of current deployment).</text:span></text:p>
              <text:list>
                <text:list-item>
                  <text:p text:style-name="P8">${GLIDER as platform_name-instrument_name}<text:span text:style-name="T2">: logs and binaries downloaded from dockserver for current deployment of this glider.</text:span></text:p>
                </text:list-item>
              </text:list>
            </text:list-item>
            <text:list-item>
              <text:p text:style-name="P8">data_rt<text:span text:style-name="T2">: real time processed data for each glider and deployment.</text:span></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21"><text:span text:style-name="T1">data_dt</text:span>: delayed time processed data.</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8">deployments<text:span text:style-name="T2">: target folder for glider deployment snapshots.</text:span></text:p>
              <text:list>
                <text:list-item>
                  <text:p text:style-name="P8">${GLIDER as unit_name}</text:p>
                  <text:list>
                    <text:list-item>
                      <text:p text:style-name="P21"><text:span text:style-name="T1">${DEPLOYMENT as deployment_date}</text:span><text:span text:style-name="T2">: snapshot files for this deployment of this glider.</text:span></text:p>
                    </text:list-item>
                  </text:list>
                </text:list-item>
              </text:list>
            </text:list-item>
          </text:list>
        </text:list-item>
      </text:list>
      <text:section text:style-name="Sect2" text:name="Secció1">
        <text:list xml:id="list2048551286" text:continue-numbering="true" text:style-name="L14">
          <text:list-item>
            <text:list>
              <text:list-item>
                <text:list>
                  <text:list-item>
                    <text:list>
                      <text:list-header>
                        <text:p text:style-name="P11">For slocum:</text:p>
                        <text:list>
                          <text:list-item>
                            <text:p text:style-name="P11">nav</text:p>
                          </text:list-item>
                          <text:list-item>
                            <text:p text:style-name="P11">sci </text:p>
                          </text:list-item>
                          <text:list-item>
                            <text:p text:style-name="P11">calibration</text:p>
                          </text:list-item>
                          <text:list-item>
                            <text:p text:style-name="P11">dockserver_01</text:p>
                          </text:list-item>
                          <text:list-item>
                            <text:p text:style-name="P11">dockserver_02</text:p>
                          </text:list-item>
                        </text:list>
                        <text:p text:style-name="P11">For seaglider:</text:p>
                        <text:list text:continue-numbering="true">
                          <text:list-item>
                            <text:p text:style-name="P11">data</text:p>
                          </text:list-item>
                          <text:list-item>
                            <text:p text:style-name="P11">cfcard</text:p>
                          </text:list-item>
                          <text:list-item>
                            <text:p text:style-name="P11">calibration</text:p>
                          </text:list-item>
                          <text:list-item>
                            <text:p text:style-name="P11">basestation_01</text:p>
                          </text:list-item>
                          <text:list-item>
                            <text:p text:style-name="P11">basestation_02</text:p>
                          </text:list-item>
                        </text:list>
                      </text:list-header>
                    </text:list>
                  </text:list-item>
                </text:list>
              </text:list-item>
            </text:list>
          </text:list-item>
        </text:list>
      </text:section>
      <text:list xml:id="list1945578578" text:continue-numbering="true" text:style-name="L14">
        <text:list-item>
          <text:list>
            <text:list-item>
              <text:p text:style-name="P11"/>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1715317383" text:style-name="L15">
        <text:list-item>
          <text:p text:style-name="P22">deployment</text:p>
          <text:list>
            <text:list-item>
              <text:p text:style-name="P22">mission 0</text:p>
              <text:list>
                <text:list-item>
                  <text:p text:style-name="P22">transect 0 (from waypoint 0 to waypoint 1)</text:p>
                  <text:list>
                    <text:list-item>
                      <text:p text:style-name="P22">mission segment 0</text:p>
                      <text:list>
                        <text:list-item>
                          <text:p text:style-name="P22">segment yo 0</text:p>
                          <text:list>
                            <text:list-item>
                              <text:p text:style-name="P22">downcast</text:p>
                            </text:list-item>
                            <text:list-item>
                              <text:p text:style-name="P22">upcast</text:p>
                            </text:list-item>
                          </text:list>
                        </text:list-item>
                        <text:list-item>
                          <text:p text:style-name="P22">segment yo 1</text:p>
                        </text:list-item>
                        <text:list-item>
                          <text:p text:style-name="P22">...</text:p>
                        </text:list-item>
                      </text:list>
                    </text:list-item>
                    <text:list-item>
                      <text:p text:style-name="P22">mission segment 1</text:p>
                    </text:list-item>
                    <text:list-item>
                      <text:p text:style-name="P22">...</text:p>
                    </text:list-item>
                  </text:list>
                </text:list-item>
                <text:list-item>
                  <text:p text:style-name="P22">transect 1 (from waypoint 1 to waypoint 2)</text:p>
                  <text:list>
                    <text:list-item>
                      <text:p text:style-name="P22">mission segment 2</text:p>
                    </text:list-item>
                    <text:list-item>
                      <text:p text:style-name="P22">…</text:p>
                    </text:list-item>
                  </text:list>
                </text:list-item>
                <text:list-item>
                  <text:p text:style-name="P22">...</text:p>
                </text:list-item>
              </text:list>
            </text:list-item>
            <text:list-item>
              <text:p text:style-name="P22">mission 1</text:p>
              <text:list>
                <text:list-item>
                  <text:p text:style-name="P22">transect 0</text:p>
                  <text:list>
                    <text:list-item>
                      <text:p text:style-name="P22">mission segment 0</text:p>
                    </text:list-item>
                    <text:list-item>
                      <text:p text:style-name="P22">mission segment 1</text:p>
                    </text:list-item>
                    <text:list-item>
                      <text:p text:style-name="P22">...</text:p>
                    </text:list-item>
                  </text:list>
                </text:list-item>
                <text:list-item>
                  <text:p text:style-name="P22">transect 1</text:p>
                  <text:list>
                    <text:list-item>
                      <text:p text:style-name="P22">mission segment 2</text:p>
                    </text:list-item>
                    <text:list-item>
                      <text:p text:style-name="P22">…</text:p>
                    </text:list-item>
                  </text:list>
                </text:list-item>
                <text:list-item>
                  <text:p text:style-name="P22">…</text:p>
                </text:list-item>
              </text:list>
            </text:list-item>
            <text:list-item>
              <text:p text:style-name="P22">...</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8</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3-01-17T17:25:31</dc:date>
    <dc:creator>Joan Beltran</dc:creator>
    <meta:editing-duration>P76DT18H47M2S</meta:editing-duration>
    <meta:editing-cycles>84</meta:editing-cycles>
    <meta:generator>LibreOffice/3.3$Unix LibreOffice_project/330m19$Build-401</meta:generator>
    <meta:printed-by>Joan Beltran</meta:printed-by>
    <meta:print-date>2012-07-24T10:23:12</meta:print-date>
    <meta:document-statistic meta:table-count="0" meta:image-count="0" meta:object-count="0" meta:page-count="19" meta:paragraph-count="514" meta:word-count="5437" meta:character-count="34772"/>
  </office:meta>
</office:document-meta>
</file>